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66cm" fo:min-width="1.027cm"/>
    </style:style>
    <style:style style:name="gr3" style:family="graphic" style:parent-style-name="standard">
      <style:graphic-properties draw:textarea-horizontal-align="justify" draw:textarea-vertical-align="middle" draw:auto-grow-height="false" fo:min-height="1.345cm" fo:min-width="0.449cm"/>
    </style:style>
    <style:style style:name="gr4" style:family="graphic" style:parent-style-name="standard">
      <style:graphic-properties draw:textarea-horizontal-align="justify" draw:textarea-vertical-align="middle" draw:auto-grow-height="false" fo:min-height="1.443cm" fo:min-width="0.354cm"/>
    </style:style>
    <style:style style:name="gr5" style:family="graphic" style:parent-style-name="standard">
      <style:graphic-properties draw:stroke="none" svg:stroke-color="#000000" draw:fill="none" draw:fill-color="#ffffff" fo:min-height="2.1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9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0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7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09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2cm" fo:min-width="1.056cm"/>
    </style:style>
    <style:style style:name="gr14" style:family="graphic" style:parent-style-name="standard">
      <style:graphic-properties draw:textarea-horizontal-align="justify" draw:textarea-vertical-align="middle" draw:auto-grow-height="false" fo:min-height="0.62cm" fo:min-width="1.057cm"/>
    </style:style>
    <style:style style:name="gr15" style:family="graphic" style:parent-style-name="standard">
      <style:graphic-properties draw:textarea-horizontal-align="justify" draw:textarea-vertical-align="middle" draw:auto-grow-height="false" fo:min-height="0.516cm" fo:min-width="0.272cm"/>
    </style:style>
    <style:style style:name="gr16" style:family="graphic" style:parent-style-name="standard">
      <style:graphic-properties draw:stroke="none" svg:stroke-color="#000000" draw:fill="none" draw:fill-color="#ffffff" draw:auto-grow-height="false" draw:fit-to-size="true" style:shrink-to-fit="false" fo:min-height="1.693cm"/>
      <style:paragraph-properties style:writing-mode="lr-tb"/>
    </style:style>
    <style:style style:name="gr17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 draw:shadow-offset-x="0.203cm" draw:shadow-offset-y="0.20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50057"/>
    </style:style>
    <style:style style:name="P6" style:family="paragraph">
      <loext:graphic-properties draw:fill="solid" draw:fill-color="#ff4000"/>
      <style:paragraph-properties fo:text-align="center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36cm" svg:y1="18.947cm" svg:x2="18.778cm" svg:y2="18.869cm">
            <text:p/>
          </draw:line>
          <draw:custom-shape draw:style-name="gr2" draw:text-style-name="P2" draw:layer="layout" svg:width="2.159cm" svg:height="2.142cm" svg:x="-0.397cm" svg:y="11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0.758cm" svg:y1="13.327cm" svg:x2="0.758cm" svg:y2="18.905cm">
            <text:p/>
          </draw:line>
          <draw:line draw:style-name="gr1" draw:text-style-name="P1" draw:layer="layout" svg:x1="0.711cm" svg:y1="11.125cm" svg:x2="0.707cm" svg:y2="7.002cm">
            <text:p/>
          </draw:line>
          <draw:line draw:style-name="gr1" draw:text-style-name="P1" draw:layer="layout" svg:x1="0.758cm" svg:y1="7.002cm" svg:x2="1.912cm" svg:y2="7.002cm">
            <text:p/>
          </draw:line>
          <draw:line draw:style-name="gr1" draw:text-style-name="P1" draw:layer="layout" svg:x1="1.977cm" svg:y1="6.249cm" svg:x2="1.977cm" svg:y2="8.34cm">
            <text:p/>
          </draw:line>
          <draw:line draw:style-name="gr1" draw:text-style-name="P1" draw:layer="layout" svg:x1="2.528cm" svg:y1="6.249cm" svg:x2="2.528cm" svg:y2="8.34cm">
            <text:p/>
          </draw:line>
          <draw:line draw:style-name="gr1" draw:text-style-name="P1" draw:layer="layout" svg:x1="2.521cm" svg:y1="7.098cm" svg:x2="3.777cm" svg:y2="7.098cm">
            <text:p/>
          </draw:line>
          <draw:line draw:style-name="gr1" draw:text-style-name="P1" draw:layer="layout" svg:x1="3.756cm" svg:y1="7.097cm" svg:x2="3.707cm" svg:y2="18.862cm">
            <text:p/>
          </draw:line>
          <draw:custom-shape draw:style-name="gr3" draw:text-style-name="P3" draw:layer="layout" svg:width="0.949cm" svg:height="1.595cm" svg:x="3.33cm" svg:y="11.296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.769cm" svg:y1="7.044cm" svg:x2="7.958cm" svg:y2="6.993cm">
            <text:p/>
          </draw:line>
          <draw:line draw:style-name="gr1" draw:text-style-name="P1" draw:layer="layout" svg:x1="6.313cm" svg:y1="18.783cm" svg:x2="6.264cm" svg:y2="8.822cm">
            <text:p/>
          </draw:line>
          <draw:line draw:style-name="gr1" draw:text-style-name="P1" draw:layer="layout" svg:x1="15.66cm" svg:y1="11.174cm" svg:x2="15.71cm" svg:y2="7.879cm">
            <text:p/>
          </draw:line>
          <draw:custom-shape draw:style-name="gr4" draw:text-style-name="P3" draw:layer="layout" svg:width="0.854cm" svg:height="1.693cm" svg:x="5.861cm" svg:y="13.62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6.326cm" svg:y1="8.85cm" svg:x2="7.959cm" svg:y2="8.83cm">
            <text:p/>
          </draw:line>
          <draw:line draw:style-name="gr1" draw:text-style-name="P1" draw:layer="layout" svg:x1="14.68cm" svg:y1="11.772cm" svg:x2="16.889cm" svg:y2="11.772cm">
            <text:p/>
          </draw:line>
          <draw:line draw:style-name="gr1" draw:text-style-name="P1" draw:layer="layout" svg:x1="14.638cm" svg:y1="11.198cm" svg:x2="16.847cm" svg:y2="11.198cm">
            <text:p/>
          </draw:line>
          <draw:line draw:style-name="gr1" draw:text-style-name="P1" draw:layer="layout" svg:x1="12.739cm" svg:y1="7.889cm" svg:x2="12.739cm" svg:y2="12.349cm">
            <text:p/>
          </draw:line>
          <draw:line draw:style-name="gr1" draw:text-style-name="P1" draw:layer="layout" svg:x1="15.633cm" svg:y1="11.814cm" svg:x2="15.518cm" svg:y2="18.815cm">
            <text:p/>
          </draw:line>
          <draw:frame draw:style-name="gr5" draw:text-style-name="P4" draw:layer="layout" svg:width="3.564cm" svg:height="2.439cm" svg:x="-0.061cm" svg:y="11.737cm">
            <draw:text-box>
              <text:p>Vin</text:p>
            </draw:text-box>
          </draw:frame>
          <draw:frame draw:style-name="gr6" draw:text-style-name="P4" draw:layer="layout" svg:width="3.112cm" svg:height="1.788cm" svg:x="0.418cm" svg:y="5.826cm">
            <draw:text-box>
              <text:p>C4</text:p>
            </draw:text-box>
          </draw:frame>
          <draw:frame draw:style-name="gr7" draw:text-style-name="P4" draw:layer="layout" svg:width="2.031cm" svg:height="2.206cm" svg:x="13.896cm" svg:y="11.644cm">
            <draw:text-box>
              <text:p>C3</text:p>
            </draw:text-box>
          </draw:frame>
          <draw:frame draw:style-name="gr8" draw:text-style-name="P4" draw:layer="layout" svg:width="2.309cm" svg:height="2.341cm" svg:x="7.959cm" svg:y="12.667cm">
            <draw:text-box>
              <text:p>R3</text:p>
            </draw:text-box>
          </draw:frame>
          <draw:frame draw:style-name="gr9" draw:text-style-name="P4" draw:layer="layout" svg:width="2.008cm" svg:height="2.042cm" svg:x="3.644cm" svg:y="12.963cm">
            <draw:text-box>
              <text:p>R1</text:p>
            </draw:text-box>
          </draw:frame>
          <draw:frame draw:style-name="gr10" draw:text-style-name="P4" draw:layer="layout" svg:width="1.926cm" svg:height="2.016cm" svg:x="4.761cm" svg:y="15.523cm">
            <draw:text-box draw:corner-radius="0.442cm">
              <text:p>R4</text:p>
            </draw:text-box>
          </draw:frame>
          <draw:frame draw:style-name="gr11" draw:text-style-name="P5" draw:layer="layout" svg:width="3.113cm" svg:height="1.693cm" svg:x="12.122cm" svg:y="6.381cm">
            <draw:text-box>
              <text:p><text:span text:style-name="T1">out</text:span></text:p>
            </draw:text-box>
          </draw:frame>
          <draw:frame draw:style-name="gr12" draw:text-style-name="P4" draw:layer="layout" svg:width="1.757cm" svg:height="1.159cm" svg:x="0.187cm" svg:y="10.884cm">
            <draw:text-box>
              <text:p>+</text:p>
            </draw:text-box>
          </draw:frame>
          <draw:frame draw:style-name="gr12" draw:text-style-name="P4" draw:layer="layout" svg:width="0.652cm" svg:height="1.159cm" svg:x="0.402cm" svg:y="12.349cm">
            <draw:text-box draw:corner-radius="0.455cm">
              <text:p>-</text:p>
            </draw:text-box>
          </draw:frame>
          <draw:line draw:style-name="gr1" draw:text-style-name="P1" draw:layer="layout" svg:x1="6.287cm" svg:y1="12.3cm" svg:x2="12.738cm" svg:y2="12.348cm">
            <text:p/>
          </draw:line>
          <draw:line draw:style-name="gr1" draw:text-style-name="P1" draw:layer="layout" svg:x1="9.848cm" svg:y1="7.821cm" svg:x2="18.826cm" svg:y2="7.845cm">
            <text:p/>
          </draw:line>
          <draw:custom-shape draw:style-name="gr13" draw:text-style-name="P3" draw:layer="layout" svg:width="1.556cm" svg:height="0.87cm" svg:x="7.956cm" svg:y="11.82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1.557cm" svg:height="0.87cm" svg:x="13.649cm" svg:y="7.45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2.308cm" svg:height="2.341cm" svg:x="13.51cm" svg:y="8.325cm">
            <draw:text-box>
              <text:p>R2</text:p>
            </draw:text-box>
          </draw:frame>
          <draw:frame draw:style-name="gr12" draw:text-style-name="P4" draw:layer="layout" svg:width="1.757cm" svg:height="1.159cm" svg:x="7.435cm" svg:y="6.074cm">
            <draw:text-box>
              <text:p>+</text:p>
            </draw:text-box>
          </draw:frame>
          <draw:frame draw:style-name="gr12" draw:text-style-name="P4" draw:layer="layout" svg:width="0.344cm" svg:height="1.159cm" svg:x="7.804cm" svg:y="8.063cm">
            <draw:text-box draw:corner-radius="0.455cm">
              <text:p>-</text:p>
            </draw:text-box>
          </draw:frame>
          <draw:frame draw:style-name="gr11" draw:text-style-name="P5" draw:layer="layout" svg:width="3.113cm" svg:height="1.693cm" svg:x="17.953cm" svg:y="12.339cm">
            <draw:text-box>
              <text:p><text:span text:style-name="T1">Vout2</text:span></text:p>
            </draw:text-box>
          </draw:frame>
          <draw:frame draw:style-name="gr12" draw:text-style-name="P4" draw:layer="layout" svg:width="1.757cm" svg:height="1.159cm" svg:x="18.384cm" svg:y="7.911cm">
            <draw:text-box>
              <text:p>+</text:p>
            </draw:text-box>
          </draw:frame>
          <draw:frame draw:style-name="gr12" draw:text-style-name="P4" draw:layer="layout" svg:width="1.757cm" svg:height="1.159cm" svg:x="18.384cm" svg:y="17.616cm">
            <draw:text-box>
              <text:p>-</text:p>
            </draw:text-box>
          </draw:frame>
          <draw:line draw:style-name="gr1" draw:text-style-name="P1" draw:layer="layout" svg:x1="9.809cm" svg:y1="7.758cm" svg:x2="9.809cm" svg:y2="9.135cm">
            <text:p/>
          </draw:line>
          <draw:custom-shape draw:style-name="gr15" draw:text-style-name="P3" draw:layer="layout" svg:width="1.542cm" svg:height="1.53cm" svg:x="9.038cm" svg:y="9.1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" draw:text-style-name="P1" draw:layer="layout" svg:x1="9.809cm" svg:y1="10.666cm" svg:x2="9.809cm" svg:y2="11.278cm">
            <text:p/>
          </draw:line>
          <draw:line draw:style-name="gr1" draw:text-style-name="P1" draw:layer="layout" svg:x1="9.809cm" svg:y1="11.278cm" svg:x2="11.66cm" svg:y2="11.278cm">
            <text:p/>
          </draw:line>
          <draw:line draw:style-name="gr1" draw:text-style-name="P1" draw:layer="layout" svg:x1="11.659cm" svg:y1="10.819cm" svg:x2="11.659cm" svg:y2="11.89cm">
            <text:p/>
          </draw:line>
          <draw:line draw:style-name="gr1" draw:text-style-name="P1" draw:layer="layout" svg:x1="11.968cm" svg:y1="11.125cm" svg:x2="11.968cm" svg:y2="11.584cm">
            <text:p/>
          </draw:line>
          <draw:line draw:style-name="gr1" draw:text-style-name="P1" draw:layer="layout" svg:x1="12.276cm" svg:y1="11.278cm" svg:x2="12.276cm" svg:y2="11.431cm">
            <text:p/>
          </draw:line>
          <draw:line draw:style-name="gr1" draw:text-style-name="P1" draw:layer="layout" svg:x1="10.58cm" svg:y1="18.928cm" svg:x2="10.58cm" svg:y2="19.999cm">
            <text:p/>
          </draw:line>
          <draw:line draw:style-name="gr1" draw:text-style-name="P1" draw:layer="layout" svg:x1="9.655cm" svg:y1="19.999cm" svg:x2="11.506cm" svg:y2="19.999cm">
            <text:p/>
          </draw:line>
          <draw:line draw:style-name="gr1" draw:text-style-name="P1" draw:layer="layout" svg:x1="10.117cm" svg:y1="20.152cm" svg:x2="11.042cm" svg:y2="20.152cm">
            <text:p/>
          </draw:line>
          <draw:line draw:style-name="gr1" draw:text-style-name="P1" draw:layer="layout" svg:x1="10.426cm" svg:y1="20.305cm" svg:x2="10.734cm" svg:y2="20.305cm">
            <text:p/>
          </draw:line>
          <draw:frame draw:style-name="gr16" draw:text-style-name="P4" draw:layer="layout" svg:width="3.239cm" svg:height="0.918cm" svg:x="10.271cm" svg:y="9.746cm">
            <draw:text-box>
              <text:p>(1+R3/R4)*VI</text:p>
            </draw:text-box>
          </draw:frame>
          <draw:frame draw:style-name="gr12" draw:text-style-name="P4" draw:layer="layout" svg:width="1.538cm" svg:height="1.159cm" svg:x="7.5cm" svg:y="7.298cm">
            <draw:text-box>
              <text:p>VI </text:p>
            </draw:text-box>
          </draw:frame>
          <draw:frame draw:style-name="gr12" draw:text-style-name="P4" draw:layer="layout" svg:width="1.757cm" svg:height="1.159cm" svg:x="9.285cm" svg:y="9.048cm">
            <draw:text-box>
              <text:p>+</text:p>
            </draw:text-box>
          </draw:frame>
          <draw:frame draw:style-name="gr12" draw:text-style-name="P4" draw:layer="layout" svg:width="1.757cm" svg:height="1.159cm" svg:x="9.44cm" svg:y="9.595cm">
            <draw:text-box>
              <text:p>-</text:p>
            </draw:text-box>
          </draw:frame>
          <draw:custom-shape draw:style-name="gr17" draw:text-style-name="P6" draw:layer="layout" svg:width="0.309cm" svg:height="0.306cm" svg:x="12.584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14:11.411351283</meta:creation-date>
    <dc:date>2021-06-08T19:43:09.765947485</dc:date>
    <meta:editing-duration>PT31M12S</meta:editing-duration>
    <meta:editing-cycles>4</meta:editing-cycles>
    <meta:generator>LibreOffice/6.4.7.2$Linux_X86_64 LibreOffice_project/40$Build-2</meta:generator>
    <meta:document-statistic meta:object-count="55"/>
  </office:meta>
</office:document-meta>
</file>